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0F05C6A9BD4C1FC2.png" manifest:media-type="image/png"/>
  <manifest:file-entry manifest:full-path="Pictures/10000201000000EF000000F2E267B17BFFC87416.png" manifest:media-type="image/png"/>
  <manifest:file-entry manifest:full-path="Pictures/10000201000000EF000000F2F137BDC93FED0824.png" manifest:media-type="image/png"/>
  <manifest:file-entry manifest:full-path="Pictures/100002010000014C0000014EEAC126A6FD63A4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328cm" fo:min-width="7.98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906cm" fo:min-width="7.30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fill-color="#66ff99" draw:textarea-horizontal-align="justify" draw:textarea-vertical-align="middle" draw:auto-grow-height="false" fo:min-height="0.438cm" fo:min-width="2.0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9999" draw:textarea-horizontal-align="justify" draw:textarea-vertical-align="middle" draw:auto-grow-height="false" fo:min-height="0.438cm" fo:min-width="3.462cm"/>
    </style:style>
    <style:style style:name="gr8" style:family="graphic" style:parent-style-name="standard">
      <style:graphic-properties draw:textarea-horizontal-align="justify" draw:textarea-vertical-align="middle" draw:auto-grow-height="false" fo:min-height="3.418cm" fo:min-width="0.5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66ff99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15.494cm" svg:x="1.127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255cm" svg:height="4.604cm" svg:x="1.699cm" svg:y="3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246cm" svg:height="1.254cm" svg:x="2.703cm" svg:y="1.651cm">
          <draw:image xlink:href="Pictures/100002010000014C0000014EEAC126A6FD63A4A4.png" xlink:type="simple" xlink:show="embed" xlink:actuate="onLoad">
            <text:p text:style-name="P2"><text:s text:c="36"/>project maintainer</text:p>
          </draw:image>
        </draw:frame>
        <draw:frame draw:style-name="gr3" draw:text-style-name="P3" draw:layer="layout" svg:width="2.132cm" svg:height="2.159cm" svg:x="2.96cm" svg:y="4.832cm">
          <draw:image xlink:href="Pictures/10000201000000EF000000F2F137BDC93FED0824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4" draw:layer="layout" svg:width="4.445cm" svg:height="0.962cm" svg:x="3.604cm" svg:y="3.413cm">
          <draw:text-box>
            <text:p text:style-name="P2">remote</text:p>
          </draw:text-box>
        </draw:frame>
        <draw:custom-shape draw:style-name="gr2" draw:text-style-name="P1" xml:id="id1" draw:id="id1" draw:layer="layout" svg:width="8.255cm" svg:height="4.604cm" svg:x="1.699cm" svg:y="1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132cm" svg:height="2.159cm" svg:x="2.96cm" svg:y="12.833cm">
          <draw:image xlink:href="Pictures/10000201000000EF000000F2E267B17BFFC87416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4" draw:layer="layout" svg:width="4.445cm" svg:height="0.962cm" svg:x="3.604cm" svg:y="11.414cm">
          <draw:text-box>
            <text:p text:style-name="P2">local</text:p>
          </draw:text-box>
        </draw:frame>
        <draw:custom-shape draw:style-name="gr1" draw:text-style-name="P1" draw:layer="layout" svg:width="9.398cm" svg:height="15.494cm" svg:x="12.128cm" svg:y="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8.255cm" svg:height="4.604cm" svg:x="12.7cm" svg:y="3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132cm" svg:height="2.159cm" svg:x="13.961cm" svg:y="4.833cm">
          <draw:image xlink:href="Pictures/10000201000000EF000000F2E267B17BFFC87416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custom-shape draw:style-name="gr5" draw:text-style-name="P5" draw:layer="layout" svg:width="2.639cm" svg:height="0.762cm" svg:x="16.395cm" svg:y="4.976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445cm" svg:height="0.962cm" svg:x="14.605cm" svg:y="3.414cm">
          <draw:text-box>
            <text:p text:style-name="P2">remote</text:p>
          </draw:text-box>
        </draw:frame>
        <draw:custom-shape draw:style-name="gr2" draw:text-style-name="P1" draw:layer="layout" svg:width="8.255cm" svg:height="4.604cm" svg:x="12.7cm" svg:y="11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132cm" svg:height="2.159cm" svg:x="13.961cm" svg:y="12.834cm">
          <draw:image xlink:href="Pictures/10000201000000EF000000F2E267B17BFFC87416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4" draw:layer="layout" svg:width="4.445cm" svg:height="0.962cm" svg:x="14.605cm" svg:y="11.415cm">
          <draw:text-box>
            <text:p text:style-name="P2">local</text:p>
          </draw:text-box>
        </draw:frame>
        <draw:frame draw:style-name="gr3" draw:text-style-name="P3" draw:layer="layout" svg:width="1.143cm" svg:height="1.244cm" svg:x="14.7cm" svg:y="1.661cm">
          <draw:image xlink:href="Pictures/10000201000001330000014E0F05C6A9BD4C1FC2.png" xlink:type="simple" xlink:show="embed" xlink:actuate="onLoad">
            <text:p text:style-name="P2"><text:s text:c="23"/>developer</text:p>
          </draw:image>
        </draw:frame>
        <draw:custom-shape draw:style-name="gr5" draw:text-style-name="P5" draw:layer="layout" svg:width="2.639cm" svg:height="0.762cm" svg:x="5.395cm" svg:y="4.97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639cm" svg:height="0.762cm" svg:x="5.395cm" svg:y="12.978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639cm" svg:height="0.762cm" svg:x="16.395cm" svg:y="12.97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5.826cm" svg:y1="11.255cm" svg:x2="5.826cm" svg:y2="7.858cm" draw:start-shape="id1" draw:start-glue-point="0" draw:end-shape="id2" draw:end-glue-point="2" svg:d="M5826 11255v-3397" svg:viewBox="0 0 1 3398">
          <text:p/>
        </draw:connector>
        <draw:connector draw:style-name="gr6" draw:text-style-name="P3" draw:layer="layout" draw:type="line" svg:x1="12.7cm" svg:y1="5.557cm" svg:x2="9.954cm" svg:y2="5.556cm" draw:start-shape="id3" draw:start-glue-point="3" draw:end-shape="id2" draw:end-glue-point="1" svg:d="M12700 5557l-2746-1" svg:viewBox="0 0 2747 2">
          <text:p/>
        </draw:connector>
        <draw:custom-shape draw:style-name="gr7" draw:text-style-name="P6" draw:layer="layout" svg:width="4.036cm" svg:height="0.762cm" svg:x="16.395cm" svg:y="13.98cm">
          <text:p text:style-name="P2">fix/bug-1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4.036cm" svg:height="0.762cm" svg:x="16.396cm" svg:y="5.981cm">
          <text:p text:style-name="P2">fix/bug-1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2.159cm" svg:height="4.191cm" svg:x="15.732cm" svg:y="7.223cm">
          <text:p text:style-name="P2"><text:span text:style-name="T1"><text:s text:c="23"/></text:span><text:span text:style-name="T1">git push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13:31:34.208489757</meta:creation-date>
    <dc:date>2017-08-14T14:39:44.761038652</dc:date>
    <meta:editing-duration>PT21M58S</meta:editing-duration>
    <meta:editing-cycles>5</meta:editing-cycles>
    <meta:generator>LibreOffice/5.1.6.2$Linux_X86_64 LibreOffice_project/10m0$Build-2</meta:generator>
    <meta:document-statistic meta:object-count="25"/>
  </office:meta>
</office:document-meta>
</file>